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8d70" officeooo:paragraph-rsid="00088d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﻿Flag {1} &lt;a&gt; flag 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6T08:35:03.173990665</meta:creation-date>
    <dc:date>2017-03-20T08:08:51.298009154</dc:date>
    <meta:editing-duration>PT4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6" meta:character-count="23" meta:non-whitespace-character-count="19"/>
  </office:meta>
</office:document-meta>
</file>